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3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rect draw:style-name="gr3" draw:layer="layout" svg:width="1.143cm" svg:height="0.857cm" svg:x="0.429cm" svg:y="0.571cm">
            <text:p/>
          </draw:rect>
          <draw:rect draw:style-name="gr2" draw:layer="layout" svg:width="1.143cm" svg:height="0.857cm" svg:x="0.429cm" svg:y="0.571cm">
            <text:p/>
          </draw:rect>
          <draw:line draw:style-name="gr2" draw:layer="layout" svg:x1="0.429cm" svg:y1="0.571cm" svg:x2="1cm" svg:y2="1cm">
            <text:p/>
          </draw:line>
          <draw:line draw:style-name="gr2" draw:layer="layout" svg:x1="1.571cm" svg:y1="0.571cm" svg:x2="1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-Message</dc:title>
    <meta:creation-date>2011-02-07T16:51:46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